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RGB MOVING HEAD</text:span></text:p>
      <text:p text:style-name="Text_20_body">Extremely small, fast and powerful LED moving beam</text:p>
      <text:p text:style-name="Standard"/>
      <text:p text:style-name="Standard"/>
      <text:p text:style-name="Text_20_body"><text:span text:style-name="Strong_20_Emphasis">Features</text:span></text:p>
      <text:list xml:id="list2989276692797748888" text:style-name="L1">
        <text:list-item>
          <text:p text:style-name="P3">Extremely small,fast and powerful LED moving beam </text:p>
        </text:list-item>
        <text:list-item>
          <text:p text:style-name="P3">DMX channels: 9/12/16 </text:p>
        </text:list-item>
        <text:list-item>
          <text:p text:style-name="P3">Lux4700@5m </text:p>
        </text:list-item>
        <text:list-item>
          <text:p text:style-name="P3">Pan/Tilt: 630°/240°, speed adjustable </text:p>
        </text:list-item>
        <text:list-item>
          <text:p text:style-name="P3">Beam angel: 13.5° </text:p>
        </text:list-item>
        <text:list-item>
          <text:p text:style-name="P3">Smooth electronic dimming: 0~100% </text:p>
        </text:list-item>
        <text:list-item>
          <text:p text:style-name="P3">Electronic strobe with pulse and random effects </text:p>
        </text:list-item>
        <text:list-item>
          <text:p text:style-name="P3">Optional easy controller CA-8 or CA-9RTX for instant lighting shows at your fingertips </text:p>
        </text:list-item>
        <text:list-item>
          <text:p text:style-name="P3">High efficiency,low power consumption </text:p>
        </text:list-item>
        <text:list-item>
          <text:p text:style-name="P1">Super compact, low weigh </text:p>
        </text:list-item>
      </text:list>
      <text:p text:style-name="Text_20_body"><text:span text:style-name="Strong_20_Emphasis">Specification</text:span></text:p>
      <text:list xml:id="list7407288546013501934" text:style-name="L2">
        <text:list-item>
          <text:p text:style-name="P4">Power Supply: AC100~240V,50/60Hz </text:p>
        </text:list-item>
        <text:list-item>
          <text:p text:style-name="P4">Fuse: T6.3A </text:p>
        </text:list-item>
        <text:list-item>
          <text:p text:style-name="P4">Power Consumption: 110W </text:p>
        </text:list-item>
        <text:list-item>
          <text:p text:style-name="P4">LED: 3W*36(R8,G10,B10,W8) </text:p>
        </text:list-item>
        <text:list-item>
          <text:p text:style-name="P4">Weight: 5.7 Kgs </text:p>
        </text:list-item>
        <text:list-item>
          <text:p text:style-name="P2">Dimensions: 304x267x167mm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9S</meta:editing-duration>
    <meta:editing-cycles>3</meta:editing-cycles>
    <meta:generator>OpenOffice/4.1.1$Win32 OpenOffice.org_project/411m6$Build-9775</meta:generator>
    <dc:date>2018-02-19T17:57:39.44</dc:date>
    <meta:document-statistic meta:table-count="0" meta:image-count="0" meta:object-count="0" meta:page-count="1" meta:paragraph-count="20" meta:word-count="94" meta:character-count="610"/>
    <dc:creator>Marti </dc:creator>
    <meta:user-defined meta:name="Info 1"/>
    <meta:user-defined meta:name="Info 2"/>
    <meta:user-defined meta:name="Info 3"/>
    <meta:user-defined meta:name="Info 4"/>
  </office:meta>
</office:document-meta>
</file>